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officeooo:paragraph-rsid="001818df" style:font-size-asian="10pt" style:font-size-complex="10pt"/>
    </style:style>
    <style:style style:name="P2" style:family="paragraph" style:parent-style-name="Standard">
      <style:text-properties style:font-name="Liberation Serif" fo:font-size="12pt" officeooo:rsid="0015d980" officeooo:paragraph-rsid="0015d980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7d284" officeooo:paragraph-rsid="0017d284" style:font-size-asian="12pt" style:font-size-complex="12pt"/>
    </style:style>
    <style:style style:name="P4" style:family="paragraph" style:parent-style-name="Standard">
      <style:text-properties style:font-name="Liberation Serif" fo:font-size="12pt" fo:font-style="italic" officeooo:rsid="0017d284" officeooo:paragraph-rsid="0017d284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Liberation Serif" fo:font-size="12pt" fo:font-weight="bold" officeooo:rsid="0017d284" officeooo:paragraph-rsid="0017d284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2pt" officeooo:rsid="0017d284" officeooo:paragraph-rsid="0017d284" style:font-size-asian="12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2pt" fo:font-style="italic" officeooo:rsid="0017d284" officeooo:paragraph-rsid="0017d284" style:font-size-asian="12pt" style:font-style-asian="italic" style:font-size-complex="12pt" style:font-style-complex="italic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2pt" fo:font-style="italic" fo:font-weight="bold" officeooo:rsid="001818df" officeooo:paragraph-rsid="001818df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2pt" fo:font-weight="bold" officeooo:rsid="0017d284" officeooo:paragraph-rsid="0017d284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818df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Liberation Serif" fo:font-size="12pt" officeooo:rsid="0015d980" officeooo:paragraph-rsid="0015d980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Liberation Serif" fo:font-size="12pt" fo:font-style="italic" officeooo:rsid="0017d284" officeooo:paragraph-rsid="0017d284" style:font-size-asian="12pt" style:font-style-asian="italic" style:font-size-complex="12pt" style:font-style-complex="italic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Liberation Serif" fo:font-size="12pt" fo:font-style="italic" officeooo:rsid="0017d284" officeooo:paragraph-rsid="001818df" style:font-size-asian="12pt" style:font-style-asian="italic" style:font-size-complex="12pt" style:font-style-complex="italic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size="12pt" fo:font-style="normal" officeooo:paragraph-rsid="001818df" style:font-size-asian="10.5pt" style:font-style-asian="normal" style:font-size-complex="12pt" style:font-style-complex="normal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Liberation Serif" fo:font-size="12pt" officeooo:rsid="0017d284" officeooo:paragraph-rsid="0017d284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Liberation Serif" fo:font-size="12pt" fo:font-style="italic" officeooo:rsid="0017d284" officeooo:paragraph-rsid="0017d284" style:font-size-asian="12pt" style:font-style-asian="italic" style:font-size-complex="12pt" style:font-style-complex="italic"/>
    </style:style>
    <style:style style:name="P1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Liberation Serif" fo:font-size="12pt" fo:font-style="italic" officeooo:rsid="0017d284" officeooo:paragraph-rsid="001818df" style:font-size-asian="12pt" style:font-style-asian="italic" style:font-size-complex="12pt" style:font-style-complex="italic"/>
    </style:style>
    <style:style style:name="P1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2pt" fo:font-style="normal" officeooo:paragraph-rsid="001818df" style:font-size-asian="10.5pt" style:font-style-asian="normal" style:font-size-complex="12pt" style:font-style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Liberation Serif" fo:font-size="12pt" style:text-underline-style="none" officeooo:rsid="0017d284" officeooo:paragraph-rsid="0017d284" style:font-size-asian="12pt" style:font-size-complex="12pt"/>
    </style:style>
    <style:style style:name="T1" style:family="text">
      <style:text-properties officeooo:rsid="0015d980"/>
    </style:style>
    <style:style style:name="T2" style:family="text">
      <style:text-properties fo:font-variant="normal" fo:text-transform="none" fo:color="#2c2d30" loext:opacity="100%" style:font-name="Roboto" fo:font-size="9.7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c2d30" loext:opacity="100%" style:font-name="Liberation Sans" fo:font-size="9.7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c2d30" loext:opacity="100%" style:font-name="Liberation Sans" fo:font-size="9.75pt" fo:letter-spacing="norm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2c2d30" loext:opacity="100%" style:font-name="Liberation Sans" fo:font-size="12pt" fo:letter-spacing="normal" fo:font-style="normal" fo:font-weight="normal" officeooo:rsid="001818df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fo:color="#2c2d30" loext:opacity="100%" style:font-name="Liberation Sans" fo:font-size="12pt" fo:letter-spacing="normal" fo:font-style="italic" fo:font-weight="normal" officeooo:rsid="001818df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2c2d30" loext:opacity="100%" style:font-name="Liberation Sans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c2d30" loext:opacity="100%" style:font-name="Liberation Sans" fo:letter-spacing="normal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2c2d30" loext:opacity="100%" style:font-name="Liberation Sans" fo:letter-spacing="normal" fo:font-weight="normal" officeooo:rsid="001818df" style:font-weight-asian="normal" style:font-weight-complex="normal"/>
    </style:style>
    <style:style style:name="T10" style:family="text">
      <style:text-properties fo:font-variant="normal" fo:text-transform="none" fo:color="#2c2d30" loext:opacity="100%" style:font-name="Liberation Sans" fo:font-size="10pt" fo:letter-spacing="normal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variant="normal" fo:text-transform="none" fo:color="#2c2d30" loext:opacity="100%" style:font-name="Liberation Sans" fo:font-size="10pt" fo:letter-spacing="normal" fo:font-style="italic" fo:font-weight="normal" officeooo:rsid="001818df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variant="normal" fo:text-transform="none" fo:color="#2c2d30" loext:opacity="100%" style:font-name="Liberation Sans" fo:font-size="10pt" fo:letter-spacing="normal" fo:font-weight="normal" officeooo:rsid="001818df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2c2d30" loext:opacity="100%" fo:letter-spacing="normal" fo:font-style="normal"/>
    </style:style>
    <style:style style:name="T14" style:family="text">
      <style:text-properties fo:font-variant="normal" fo:text-transform="none" fo:color="#2c2d30" loext:opacity="100%" fo:letter-spacing="normal" fo:font-style="normal" fo:font-weight="normal"/>
    </style:style>
    <style:style style:name="T15" style:family="text">
      <style:text-properties fo:font-variant="normal" fo:text-transform="none" fo:color="#2c2d30" loext:opacity="100%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2c2d30" loext:opacity="100%" fo:letter-spacing="normal" fo:font-style="normal" fo:font-weight="normal" officeooo:rsid="001818df" style:font-weight-asian="normal" style:font-weight-complex="normal"/>
    </style:style>
    <style:style style:name="T17" style:family="text">
      <style:text-properties fo:font-variant="normal" fo:text-transform="none" fo:color="#2c2d30" loext:opacity="100%" fo:letter-spacing="normal" fo:font-style="italic" fo:font-weight="normal" style:font-style-asian="italic" style:font-style-complex="italic"/>
    </style:style>
    <style:style style:name="T18" style:family="text">
      <style:text-properties fo:font-variant="normal" fo:text-transform="none" fo:color="#2c2d30" loext:opacity="100%" fo:letter-spacing="normal" fo:font-weight="normal"/>
    </style:style>
    <style:style style:name="T19" style:family="text">
      <style:text-properties fo:font-variant="normal" fo:text-transform="none" fo:color="#2c2d30" loext:opacity="100%" style:font-name="Liberation Serif" fo:font-size="12pt" fo:letter-spacing="normal" fo:font-style="normal" fo:font-weight="normal" officeooo:rsid="001818df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variant="normal" fo:text-transform="none" fo:color="#2c2d30" loext:opacity="100%" style:font-name="Liberation Serif" fo:font-size="12pt" fo:letter-spacing="normal" fo:font-style="normal" fo:font-weight="bold" officeooo:rsid="001818d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variant="normal" fo:text-transform="none" fo:color="#2c2d30" loext:opacity="100%" style:font-name="Liberation Serif" fo:font-size="10pt" fo:letter-spacing="normal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variant="normal" fo:text-transform="none" fo:color="#2c2d30" loext:opacity="100%" style:font-name="Liberation Serif" fo:font-size="10pt" fo:letter-spacing="normal" fo:font-style="italic" fo:font-weight="normal" officeooo:rsid="001818df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variant="normal" fo:text-transform="none" fo:color="#2c2d30" loext:opacity="100%" style:font-name="Liberation Serif" fo:font-size="10pt" fo:letter-spacing="normal" fo:font-weight="normal" officeooo:rsid="001818df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2c2d30" loext:opacity="100%" style:font-name="Liberation Serif" fo:letter-spacing="normal" fo:font-weight="normal" style:font-weight-asian="normal" style:font-weight-complex="normal"/>
    </style:style>
    <style:style style:name="T25" style:family="text">
      <style:text-properties fo:font-variant="normal" fo:text-transform="none" fo:color="#2c2d30" loext:opacity="100%" style:font-name="Liberation Serif" fo:letter-spacing="normal" fo:font-weight="normal" officeooo:rsid="001818df" style:font-weight-asian="normal" style:font-weight-complex="normal"/>
    </style:style>
    <style:style style:name="T26" style:family="text">
      <style:text-properties fo:font-variant="normal" fo:text-transform="none" fo:color="#2c2d30" loext:opacity="100%" fo:font-size="10pt" fo:letter-spacing="normal" fo:font-weight="normal" style:font-size-asian="10pt" style:font-size-complex="10pt"/>
    </style:style>
    <style:style style:name="T27" style:family="text">
      <style:text-properties fo:font-variant="normal" fo:text-transform="none" fo:color="#2c2d30" loext:opacity="100%" fo:font-size="10pt" fo:letter-spacing="normal" fo:font-style="normal" fo:font-weight="normal" style:font-size-asian="10pt" style:font-size-complex="10pt"/>
    </style:style>
    <style:style style:name="T28" style:family="text">
      <style:text-properties officeooo:rsid="0017d284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5d980" style:font-style-asian="italic" style:font-style-complex="italic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https://gb.ru/study_groups/31471/rate_homework_review/169990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Добрый день, Виктор! <text:span text:style-name="T28">Пойду по порядку:</text:span></text:p>
      <text:p text:style-name="P2"/>
      <text:p text:style-name="P5">информация из второго урока.</text:p>
      <text:p text:style-name="P3"/>
      <text:p text:style-name="P1"><text:span text:style-name="T1"><text:tab/></text:span><text:span text:style-name="T30">«</text:span><text:span text:style-name="T17">Здравствуйте Сергей,</text:span><text:span text:style-name="T29"><text:line-break/><text:tab/></text:span><text:span text:style-name="T17">1. Столбец teacher_id flow_id не нужен, первичный ключ можно объявить сразу на два столбца, </text:span></text:p>
      <text:p text:style-name="P1"><text:span text:style-name="T17"><text:tab/>это будет составной первичный ключ.</text:span><text:span text:style-name="T29"><text:line-break/><text:tab/></text:span><text:span text:style-name="T17">2. Для grade нужен тип REAL.</text:span><text:span text:style-name="T29"><text:line-break/><text:tab/></text:span><text:span text:style-name="T17">3. В потоках у вас ключ курса ссылается на преподавателя, это неверно.</text:span><text:span text:style-name="T29"><text:line-break/><text:tab/></text:span><text:span text:style-name="T17">4. В таблице преподавателей опечатка surename -&gt; surname.</text:span><text:span text:style-name="T29"><text:line-break/><text:tab/></text:span><text:span text:style-name="T17">5. Подумайте для каких ещё столбцов имеет смысл определить ограничение уникальности </text:span></text:p>
      <text:p text:style-name="P1"><text:span text:style-name="T17"><text:tab/>значений. Плюс за проработку связей между таблицами.</text:span><text:span text:style-name="T29"><text:line-break/><text:tab/></text:span><text:span text:style-name="T17">Ставлю отлично авансом, но рекомендую доработать структуру БД по замечаниям.»</text:span></text:p>
      <text:p text:style-name="P3"><text:span text:style-name="T14"/></text:p>
      <text:p text:style-name="P19"><text:span text:style-name="T14">Таблица была переработана, примерно, в третье задание. Из замечаний — поправил surname. Актуальную таблицу прикладываю.</text:span></text:p>
      <text:p text:style-name="P15"><text:span text:style-name="T14"/></text:p>
      <text:p text:style-name="P9"><text:span text:style-name="T13">информация из четвёртого урока.</text:span></text:p>
      <text:p text:style-name="P6"><text:span text:style-name="T14"><text:tab/></text:span></text:p>
      <text:p text:style-name="P16"><text:span text:style-name="T18"><text:tab/></text:span><text:span text:style-name="T26">«Здравствуйте Сергей,<text:line-break/><text:tab/>Задание 2:<text:line-break/><text:tab/>Логика запроса неверна, выводимые значения идентификатора и номера потока <text:tab/>никак не связаны с <text:tab/>максимальной датой. Для решения задания используйте <text:tab/>сортировку и лимит.<text:line-break/><text:tab/>Задание 5:<text:line-break/><text:tab/>Тут сильно перемудрили, решить задачу можно очень просто если использовать <text:tab/>сортировку и лимит.<text:line-break/><text:tab/>Ставлю пока хорошо, рекомендую доработать задания 2 и 5 и досдать на отлично.</text:span><text:span text:style-name="T27">»</text:span></text:p>
      <text:p text:style-name="P7"><text:span text:style-name="T14"/></text:p>
      <text:p text:style-name="P12"><text:span text:style-name="T14">Второе задание переделал через LIMIT и сортировку, как на то указано. Возможно это работает быстрее, чем моя реализация. Логика другая, да. Но результат — ровно тот же. Прикладываю скрин.</text:span></text:p>
      <text:p text:style-name="P16"><text:span text:style-name="T14">Пятое задание переделал через LIMIT и сортировку.</text:span></text:p>
      <text:p text:style-name="P7"><text:span text:style-name="T14"/></text:p>
      <text:p text:style-name="P8"><text:span text:style-name="T13">информация из пятого урока.</text:span></text:p>
      <text:p text:style-name="P8"><text:span text:style-name="T13"/></text:p>
      <text:p text:style-name="P10"><text:span text:style-name="T20"><text:tab/></text:span><text:span text:style-name="T22">«</text:span><text:span text:style-name="T21">Здравствуйте Сергей,<text:line-break/><text:tab/>Задание 1 - верно!<text:line-break/><text:tab/>Задание 2:<text:line-break/><text:tab/>Тут перемудрили, используйте в основном запросе сортировку и LIMIT 2.<text:line-break/><text:tab/>Хорошее начало, но нужно дожать все задания.<text:line-break/><text:tab/>Досдавайте пожалуйста, верю что у вас всё получится.</text:span><text:span text:style-name="T22">»</text:span></text:p>
      <text:p text:style-name="P10"><text:span text:style-name="T22"/></text:p>
      <text:p text:style-name="P13"><text:span text:style-name="T15">Второе задание переделал через LIMIT и сортировку. </text:span><text:span text:style-name="T16">Так же доделал следующие задания.</text:span></text:p>
      <text:p text:style-name="P17"><text:span text:style-name="T16"/></text:p>
      <text:p text:style-name="P14"><text:span text:style-name="T9"/></text:p>
      <text:p text:style-name="P18"><text:span text:style-name="T9"/></text:p>
      <text:p text:style-name="P4"><text:span text:style-name="T18"/></text:p>
      <text:p text:style-name="P3"><text:span text:style-name="T14"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2:49:26.925660029</meta:creation-date>
    <dc:date>2021-09-22T13:18:55.978772699</dc:date>
    <meta:editing-duration>PT7M52S</meta:editing-duration>
    <meta:editing-cycles>1</meta:editing-cycles>
    <meta:document-statistic meta:table-count="0" meta:image-count="0" meta:object-count="0" meta:page-count="1" meta:paragraph-count="14" meta:word-count="241" meta:character-count="1713" meta:non-whitespace-character-count="1455"/>
    <meta:generator>LibreOffice/7.1.5.2$Linux_X86_64 LibreOffice_project/10$Build-2</meta:generator>
  </office:meta>
</office:document-meta>
</file>